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_33__20_Dashes_20_3_20_Dots_20__28_var_29_"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349cm" fo:min-width="13.926cm" fo:padding-top="0.151cm" fo:padding-bottom="0.151cm" fo:padding-left="0.276cm" fo:padding-right="0.276cm"/>
    </style:style>
    <style:style style:name="gr2" style:family="graphic" style:parent-style-name="standard">
      <style:graphic-properties draw:stroke="solid" draw:stroke-dash="_33__20_Dashes_20_3_20_Dots_20__28_var_29_"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349cm" fo:min-width="1.988cm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0.487cm" fo:min-width="2.041cm" fo:padding-top="0.152cm" fo:padding-bottom="0.152cm" fo:padding-left="0.277cm" fo:padding-right="0.2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82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0.433cm" fo:min-width="1.987cm" fo:padding-top="0.152cm" fo:padding-bottom="0.152cm" fo:padding-left="0.277cm" fo:padding-right="0.2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29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024cm"/>
    </style:style>
    <style:style style:name="gr9" style:family="graphic" style:parent-style-name="standard">
      <style:graphic-properties svg:stroke-color="#ffffff" draw:fill="none" draw:textarea-horizontal-align="justify" draw:textarea-vertical-align="middle" draw:auto-grow-height="false" fo:min-height="8.005cm" fo:min-width="14.8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478cm" svg:height="1.651cm" svg:x="4.048cm" svg:y="2.27cm">
          <text:p text:style-name="P1">ОП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651cm" svg:x="4.048cm" svg:y="4.93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651cm" svg:x="7.985cm" svg:y="4.93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1.397cm" svg:x="4.048cm" svg:y="7.60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4" draw:layer="layout" svg:width="2.327cm" svg:height="0.886cm" svg:x="4.007cm" svg:y="9.255cm">
          <draw:text-box>
            <text:p>MA, Z</text:p>
          </draw:text-box>
        </draw:frame>
        <draw:line draw:style-name="gr5" draw:text-style-name="P3" draw:layer="layout" svg:x1="5.318cm" svg:y1="3.921cm" svg:x2="5.318cm" svg:y2="4.937cm">
          <text:p/>
        </draw:line>
        <draw:line draw:style-name="gr5" draw:text-style-name="P3" draw:layer="layout" svg:x1="5.318cm" svg:y1="6.588cm" svg:x2="5.318cm" svg:y2="7.604cm">
          <text:p/>
        </draw:line>
        <draw:line draw:style-name="gr5" draw:text-style-name="P3" draw:layer="layout" svg:x1="9.255cm" svg:y1="3.921cm" svg:x2="9.255cm" svg:y2="4.937cm">
          <text:p/>
        </draw:line>
        <draw:custom-shape draw:style-name="gr2" draw:text-style-name="P2" draw:layer="layout" svg:width="2.54cm" svg:height="1.651cm" svg:x="11.963cm" svg:y="4.93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4cm" svg:height="1.397cm" svg:x="11.963cm" svg:y="7.60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" draw:text-style-name="P4" draw:layer="layout" svg:width="2.818cm" svg:height="0.886cm" svg:x="11.898cm" svg:y="9.258cm">
          <draw:text-box>
            <text:p>MO, MS</text:p>
          </draw:text-box>
        </draw:frame>
        <draw:line draw:style-name="gr5" draw:text-style-name="P3" draw:layer="layout" svg:x1="13.233cm" svg:y1="3.921cm" svg:x2="13.233cm" svg:y2="4.937cm">
          <text:p/>
        </draw:line>
        <draw:line draw:style-name="gr5" draw:text-style-name="P3" draw:layer="layout" svg:x1="13.233cm" svg:y1="6.588cm" svg:x2="13.233cm" svg:y2="7.604cm">
          <text:p/>
        </draw:line>
        <draw:custom-shape draw:style-name="gr2" draw:text-style-name="P2" draw:layer="layout" svg:width="2.54cm" svg:height="1.651cm" svg:x="16.027cm" svg:y="4.93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4cm" svg:height="1.397cm" svg:x="16.027cm" svg:y="7.60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4" draw:layer="layout" svg:width="1.524cm" svg:height="0.886cm" svg:x="16.494cm" svg:y="9.258cm">
          <draw:text-box>
            <text:p>MT</text:p>
          </draw:text-box>
        </draw:frame>
        <draw:line draw:style-name="gr5" draw:text-style-name="P3" draw:layer="layout" svg:x1="17.297cm" svg:y1="3.921cm" svg:x2="17.297cm" svg:y2="4.937cm">
          <text:p/>
        </draw:line>
        <draw:line draw:style-name="gr5" draw:text-style-name="P3" draw:layer="layout" svg:x1="17.297cm" svg:y1="6.588cm" svg:x2="17.297cm" svg:y2="7.604cm">
          <text:p/>
        </draw:line>
        <draw:custom-shape draw:style-name="gr9" draw:text-style-name="P3" draw:layer="layout" svg:width="15.367cm" svg:height="8.255cm" svg:x="3.667cm" svg:y="1.76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8:26:40.468165777</meta:creation-date>
    <dc:date>2018-03-12T21:43:00.617771014</dc:date>
    <meta:editing-duration>PT3H12M9S</meta:editing-duration>
    <meta:editing-cycles>4</meta:editing-cycles>
    <meta:generator>LibreOffice/5.4.5.1$Linux_X86_64 LibreOffice_project/40m0$Build-1</meta:generator>
    <meta:document-statistic meta:object-count="19"/>
  </office:meta>
</office:document-meta>
</file>